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SUM([.G3];[.G32])" office:value-type="float" office:value="81200" calcext:value-type="float">
            <text:p>812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K29]" office:value-type="float" office:value="7600" calcext:value-type="float">
            <text:p>7600</text:p>
          </table:table-cell>
          <table:table-cell/>
          <table:table-cell table:formula="of:=SUM([.K24:.K27])" office:value-type="float" office:value="90000" calcext:value-type="float">
            <text:p>90000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8800" calcext:value-type="float">
            <text:p>88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];[.C26];[.D26];[.F26])" office:value-type="float" office:value="1408.77329192547" calcext:value-type="float">
            <text:p>1408.7732919255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4500" calcext:value-type="float">
            <text:p>145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/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536.22294372294" calcext:value-type="float">
            <text:p>6536.222943723</text:p>
          </table:table-cell>
          <table:table-cell table:number-columns-repeated="3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/>
          <table:table-cell office:value-type="float" office:value="60000" calcext:value-type="float">
            <text:p>6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5" table:formula="of:=SUM([.H4:.H28])" office:value-type="float" office:value="40257.1428571429" calcext:value-type="float">
            <text:p>40257.1428571429</text:p>
          </table:table-cell>
          <table:table-cell table:style-name="ce29"/>
          <table:table-cell table:style-name="ce15" table:formula="of:=SUM([.J3:.J28])" office:value-type="float" office:value="187600" calcext:value-type="float">
            <text:p>187600</text:p>
          </table:table-cell>
          <table:table-cell table:style-name="ce15" table:formula="of:=SUM([.K23:.K28])" office:value-type="float" office:value="180000" calcext:value-type="float">
            <text:p>18000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917.44965179748" calcext:value-type="float">
            <text:p>1917.44965179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917.44965179748" calcext:value-type="float">
            <text:p>1917.44965179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917.44965179748" calcext:value-type="float">
            <text:p>1917.449651797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917.44965179748" calcext:value-type="float">
            <text:p>1917.449651797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];[.C55];[.D55];[.F55])" office:value-type="float" office:value="1497.44965179748" calcext:value-type="float">
            <text:p>1497.44965179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D55])" office:value-type="float" office:value="1092.68774703557" calcext:value-type="float">
            <text:p>1092.687747035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4"/>
          <table:table-cell table:formula="of:=SUM([.B55:.F55])" office:value-type="float" office:value="1917.44965179748" calcext:value-type="float">
            <text:p>1917.44965179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917.44965179748" calcext:value-type="float">
            <text:p>1917.44965179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C55:.F55])" office:value-type="float" office:value="1556.58008658009" calcext:value-type="float">
            <text:p>1556.580086580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917.44965179748" calcext:value-type="float">
            <text:p>1917.449651797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917.44965179748" calcext:value-type="float">
            <text:p>1917.44965179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917.44965179748" calcext:value-type="float">
            <text:p>1917.44965179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917.44965179748" calcext:value-type="float">
            <text:p>1917.449651797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917.44965179748" calcext:value-type="float">
            <text:p>1917.449651797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917.44965179748" calcext:value-type="float">
            <text:p>1917.44965179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917.44965179748" calcext:value-type="float">
            <text:p>1917.44965179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];[.C55];[.F55])" office:value-type="float" office:value="1129.26783361566" calcext:value-type="float">
            <text:p>1129.2678336157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917.44965179748" calcext:value-type="float">
            <text:p>1917.449651797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917.44965179748" calcext:value-type="float">
            <text:p>1917.449651797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917.44965179748" calcext:value-type="float">
            <text:p>1917.4496517975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55:.F55])" office:value-type="float" office:value="1917.44965179748" calcext:value-type="float">
            <text:p>1917.4496517975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917.44965179748" calcext:value-type="float">
            <text:p>1917.4496517975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2" office:value-type="float" office:value="368.181818181818" calcext:value-type="float">
            <text:p>368.1818181818</text:p>
          </table:table-cell>
          <table:table-cell table:formula="of:=[.E32]/20" office:value-type="float" office:value="420" calcext:value-type="float">
            <text:p>420</text:p>
          </table:table-cell>
          <table:table-cell table:formula="of:=[.F32]/21" office:value-type="float" office:value="404.761904761905" calcext:value-type="float">
            <text:p>404.7619047619</text:p>
          </table:table-cell>
          <table:table-cell/>
          <table:table-cell table:formula="of:=SUM([.B55:.F55])" office:value-type="float" office:value="1917.44965179748" calcext:value-type="float">
            <text:p>1917.449651797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55];[.F55])" office:value-type="float" office:value="768.398268398268" calcext:value-type="float">
            <text:p>768.3982683983</text:p>
          </table:table-cell>
          <table:table-cell table:style-name="ce25"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33:.H57])" office:value-type="float" office:value="42475.9269715791" calcext:value-type="float">
            <text:p>42475.9269715791</text:p>
          </table:table-cell>
          <table:table-cell table:style-name="ce29"/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table:number-columns-repeated="5"/>
          <table:table-cell table:style-name="ce15" table:formula="of:=SUM([.B61:.F61])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];[.C84];[.D84];[.F84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84:.D84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4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84:.F84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];[.C84];[.F84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84:.F84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61]/23" office:value-type="float" office:value="0" calcext:value-type="float">
            <text:p>0</text:p>
          </table:table-cell>
          <table:table-cell table:formula="of:=[.C61]/23" office:value-type="float" office:value="0" calcext:value-type="float">
            <text:p>0</text:p>
          </table:table-cell>
          <table:table-cell table:formula="of:=[.D61]/23" office:value-type="float" office:value="0" calcext:value-type="float">
            <text:p>0</text:p>
          </table:table-cell>
          <table:table-cell table:formula="of:=[.E61]/20" office:value-type="float" office:value="0" calcext:value-type="float">
            <text:p>0</text:p>
          </table:table-cell>
          <table:table-cell table:formula="of:=[.F61]/21" office:value-type="float" office:value="0" calcext:value-type="float">
            <text:p>0</text:p>
          </table:table-cell>
          <table:table-cell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:.D84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62:.H86])" office:value-type="float" office:value="0" calcext:value-type="float">
            <text:p>0</text:p>
          </table:table-cell>
          <table:table-cell table:style-name="ce29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/00/0000</text:date>, <text:time style:data-style-name="N2" text:time-value="11:07:42.3254576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1-11T11:14:27.868324823</dc:date>
    <meta:editing-duration>P10DT22H2M37S</meta:editing-duration>
    <meta:editing-cycles>3347</meta:editing-cycles>
    <meta:generator>LibreOffice/4.2.8.2$Linux_X86_64 LibreOffice_project/420m0$Build-2</meta:generator>
    <meta:document-statistic meta:table-count="20" meta:cell-count="9278" meta:object-count="0"/>
  </office:meta>
</office:document-meta>
</file>